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ionCode.simpleMethod( IMethods mock , in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ionCode.simpleMethod( IMethods mock ,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